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Courier 10 Pitch" svg:font-family="'Courier 10 Pitch'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Code">
      <style:paragraph-properties fo:margin-left="0cm" fo:margin-right="0cm" fo:text-indent="0cm" style:auto-text-indent="true"/>
    </style:style>
    <style:style style:name="P6" style:family="paragraph" style:parent-style-name="Code"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>
      <style:text-properties fo:color="#b84700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list-style-name="L1"/>
    <style:style style:name="P30" style:family="paragraph" style:parent-style-name="Standard" style:list-style-name="L1"/>
    <style:style style:name="P31" style:family="paragraph" style:parent-style-name="Standard" style:list-style-name="L1"/>
    <style:style style:name="P32" style:family="paragraph" style:parent-style-name="Standard" style:list-style-name="L1"/>
    <style:style style:name="P33" style:family="paragraph" style:parent-style-name="Standard" style:list-style-name="L1"/>
    <style:style style:name="P34" style:family="paragraph" style:parent-style-name="Standard" style:list-style-name="L1"/>
    <style:style style:name="P35" style:family="paragraph" style:parent-style-name="Standard" style:list-style-name="L1"/>
    <style:style style:name="P36" style:family="paragraph" style:parent-style-name="Code"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Code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Code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39" style:family="paragraph" style:parent-style-name="Code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40" style:family="paragraph" style:parent-style-name="Code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Code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Code" style:list-style-name="L1">
      <style:text-properties fo:font-style="normal" style:font-style-asian="normal" style:font-style-complex="normal"/>
    </style:style>
    <style:style style:name="P43" style:family="paragraph" style:parent-style-name="Code" style:list-style-name="L1">
      <style:text-properties fo:font-style="normal" style:font-style-asian="normal" style:font-style-complex="normal"/>
    </style:style>
    <style:style style:name="P44" style:family="paragraph" style:parent-style-name="Code" style:list-style-name="L1">
      <style:text-properties fo:font-style="normal" style:font-style-asian="normal" style:font-style-complex="normal"/>
    </style:style>
    <style:style style:name="P45" style:family="paragraph" style:parent-style-name="Code" style:list-style-name="L1">
      <style:text-properties fo:font-style="normal" style:font-style-asian="normal" style:font-style-complex="normal"/>
    </style:style>
    <style:style style:name="P46" style:family="paragraph" style:parent-style-name="Code" style:list-style-name="L1">
      <style:text-properties fo:font-style="normal" style:font-style-asian="normal" style:font-style-complex="normal"/>
    </style:style>
    <style:style style:name="P47" style:family="paragraph" style:parent-style-name="Code" style:list-style-name="L1">
      <style:text-properties fo:font-style="normal" style:font-style-asian="normal" style:font-style-complex="normal"/>
    </style:style>
    <style:style style:name="P48" style:family="paragraph" style:parent-style-name="Code" style:list-style-name="L1">
      <style:text-properties fo:font-style="normal" style:font-style-asian="normal" style:font-style-complex="normal"/>
    </style:style>
    <style:style style:name="P49" style:family="paragraph" style:parent-style-name="Code" style:list-style-name="L1">
      <style:text-properties fo:font-style="normal" style:font-style-asian="normal" style:font-style-complex="normal"/>
    </style:style>
    <style:style style:name="P50" style:family="paragraph" style:parent-style-name="Code" style:list-style-name="L1">
      <style:text-properties fo:font-style="normal" style:font-style-asian="normal" style:font-style-complex="normal"/>
    </style:style>
    <style:style style:name="P51" style:family="paragraph" style:parent-style-name="Code" style:list-style-name="L1">
      <style:text-properties fo:font-style="normal" style:font-style-asian="normal" style:font-style-complex="normal"/>
    </style:style>
    <style:style style:name="P52" style:family="paragraph" style:parent-style-name="Code" style:list-style-name="L1">
      <style:text-properties fo:font-style="normal" style:font-style-asian="normal" style:font-style-complex="normal"/>
    </style:style>
    <style:style style:name="P53" style:family="paragraph" style:parent-style-name="Code" style:list-style-name="L1"/>
    <style:style style:name="P54" style:family="paragraph" style:parent-style-name="Code" style:list-style-name="L1"/>
    <style:style style:name="P55" style:family="paragraph" style:parent-style-name="Code" style:list-style-name="L1"/>
    <style:style style:name="P56" style:family="paragraph" style:parent-style-name="Code" style:list-style-name="L1"/>
    <style:style style:name="P57" style:family="paragraph" style:parent-style-name="Code" style:list-style-name="L1"/>
    <style:style style:name="P58" style:family="paragraph" style:parent-style-name="Code" style:list-style-name="L1"/>
    <style:style style:name="P59" style:family="paragraph" style:parent-style-name="Code" style:list-style-name="L1"/>
    <style:style style:name="P60" style:family="paragraph" style:parent-style-name="Code" style:list-style-name="L1"/>
    <style:style style:name="P61" style:family="paragraph" style:parent-style-name="Code" style:list-style-name="L1"/>
    <style:style style:name="P62" style:family="paragraph" style:parent-style-name="Code" style:list-style-name="L1"/>
    <style:style style:name="P63" style:family="paragraph" style:parent-style-name="Code" style:list-style-name="L1"/>
    <style:style style:name="P64" style:family="paragraph" style:parent-style-name="Code" style:list-style-name="L1"/>
    <style:style style:name="P65" style:family="paragraph" style:parent-style-name="Code" style:list-style-name="L1"/>
    <style:style style:name="P66" style:family="paragraph" style:parent-style-name="Code" style:list-style-name="L1"/>
    <style:style style:name="P67" style:family="paragraph" style:parent-style-name="Code" style:list-style-name="L1"/>
    <style:style style:name="P68" style:family="paragraph" style:parent-style-name="Code" style:list-style-name="L1"/>
    <style:style style:name="P69" style:family="paragraph" style:parent-style-name="Code" style:list-style-name="L1"/>
    <style:style style:name="P70" style:family="paragraph" style:parent-style-name="Code" style:list-style-name="L1"/>
    <style:style style:name="P71" style:family="paragraph" style:parent-style-name="Code" style:list-style-name="L1"/>
    <style:style style:name="P72" style:family="paragraph" style:parent-style-name="Code" style:list-style-name="L1"/>
    <style:style style:name="P73" style:family="paragraph" style:parent-style-name="Code" style:list-style-name="L1"/>
    <style:style style:name="P74" style:family="paragraph" style:parent-style-name="Code" style:list-style-name="L1"/>
    <style:style style:name="P75" style:family="paragraph" style:parent-style-name="Code" style:list-style-name="L1"/>
    <style:style style:name="P76" style:family="paragraph" style:parent-style-name="Code" style:list-style-name="L1"/>
    <style:style style:name="P77" style:family="paragraph" style:parent-style-name="Code" style:list-style-name="L1"/>
    <style:style style:name="P78" style:family="paragraph" style:parent-style-name="Code" style:list-style-name="L1"/>
    <style:style style:name="P79" style:family="paragraph" style:parent-style-name="Code" style:list-style-name="L1"/>
    <style:style style:name="P80" style:family="paragraph" style:parent-style-name="Code" style:list-style-name="L1"/>
    <style:style style:name="P81" style:family="paragraph" style:parent-style-name="Code" style:list-style-name="L1"/>
    <style:style style:name="P82" style:family="paragraph" style:parent-style-name="Code" style:list-style-name="L1"/>
    <style:style style:name="P83" style:family="paragraph" style:parent-style-name="Code" style:list-style-name="L1"/>
    <style:style style:name="P84" style:family="paragraph" style:parent-style-name="Code" style:list-style-name="L1"/>
    <style:style style:name="P85" style:family="paragraph" style:parent-style-name="Code" style:list-style-name="L1"/>
    <style:style style:name="P86" style:family="paragraph" style:parent-style-name="Code" style:list-style-name="L1"/>
    <style:style style:name="P87" style:family="paragraph" style:parent-style-name="Code" style:list-style-name="L1"/>
    <style:style style:name="P88" style:family="paragraph" style:parent-style-name="Code" style:list-style-name="L1"/>
    <style:style style:name="P89" style:family="paragraph" style:parent-style-name="Code" style:list-style-name="L1"/>
    <style:style style:name="P90" style:family="paragraph" style:parent-style-name="Code" style:list-style-name="L1"/>
    <style:style style:name="P91" style:family="paragraph" style:parent-style-name="Code" style:list-style-name="L1"/>
    <style:style style:name="P92" style:family="paragraph" style:parent-style-name="Code" style:list-style-name="L1"/>
    <style:style style:name="P93" style:family="paragraph" style:parent-style-name="Code" style:list-style-name="L1"/>
    <style:style style:name="P94" style:family="paragraph" style:parent-style-name="Code" style:list-style-name="L1"/>
    <style:style style:name="P95" style:family="paragraph" style:parent-style-name="Code" style:list-style-name="L1"/>
    <style:style style:name="P96" style:family="paragraph" style:parent-style-name="Code">
      <style:paragraph-properties fo:margin-left="0cm" fo:margin-right="0cm" fo:text-indent="0cm" style:auto-text-indent="true"/>
    </style:style>
    <style:style style:name="P97" style:family="paragraph" style:parent-style-name="Code" style:list-style-name="L1">
      <style:paragraph-properties fo:margin-left="0cm" fo:margin-right="0cm" fo:text-indent="0cm" style:auto-text-indent="true"/>
      <style:text-properties fo:font-style="normal" style:font-style-asian="normal" style:font-style-complex="normal"/>
    </style:style>
    <style:style style:name="P98" style:family="paragraph" style:parent-style-name="Code" style:list-style-name="L1">
      <style:paragraph-properties fo:margin-left="0cm" fo:margin-right="0cm" fo:text-indent="0cm" style:auto-text-indent="true"/>
      <style:text-properties fo:font-style="normal" style:font-style-asian="normal" style:font-style-complex="normal"/>
    </style:style>
    <style:style style:name="P99" style:family="paragraph" style:parent-style-name="Code" style:list-style-name="L1">
      <style:paragraph-properties fo:margin-left="0cm" fo:margin-right="0cm" fo:text-indent="0cm" style:auto-text-indent="true"/>
    </style:style>
    <style:style style:name="P100" style:family="paragraph" style:parent-style-name="Code" style:list-style-name="L1">
      <style:paragraph-properties fo:margin-left="0cm" fo:margin-right="0cm" fo:text-indent="0cm" style:auto-text-indent="true"/>
    </style:style>
    <style:style style:name="P101" style:family="paragraph" style:parent-style-name="Heading_20_3" style:list-style-name="L1"/>
    <style:style style:name="P102" style:family="paragraph" style:parent-style-name="Heading_20_3" style:list-style-name="L1"/>
    <style:style style:name="P103" style:family="paragraph" style:parent-style-name="Heading_20_3" style:list-style-name="L1"/>
    <style:style style:name="P10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5" style:family="paragraph" style:parent-style-name="Heading_20_1" style:list-style-name="L1"/>
    <style:style style:name="P106" style:family="paragraph" style:parent-style-name="Heading_20_1" style:list-style-name="L1"/>
    <style:style style:name="P10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9" style:family="paragraph" style:parent-style-name="Heading_20_2" style:list-style-name="L1"/>
    <style:style style:name="P110" style:family="paragraph" style:parent-style-name="Heading_20_2" style:list-style-name="L1"/>
    <style:style style:name="P111" style:family="paragraph" style:parent-style-name="Heading_20_2" style:list-style-name="L1"/>
    <style:style style:name="P112" style:family="paragraph" style:parent-style-name="Heading_20_2" style:list-style-name="L1"/>
    <style:style style:name="P113" style:family="paragraph" style:parent-style-name="Heading_20_2" style:list-style-name="L1"/>
    <style:style style:name="P114" style:family="paragraph" style:parent-style-name="Heading_20_2" style:list-style-name="L1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itle>PHProjekt 6 Active Record Pattern</text:title></text:p>
      <text:p text:style-name="P2"/>
      <text:p text:style-name="P1">Version 0.<text:editing-cycles>8</text:editing-cycles></text:p>
      <text:p text:style-name="P1"/>
      <text:p text:style-name="P1"/>
      <text:p text:style-name="P1"/>
      <text:p text:style-name="P1">David Soria Parra</text:p>
      <text:p text:style-name="P3">Mayflower GmbH</text:p>
      <text:p text:style-name="P1"/>
      <text:p text:style-name="P1"/>
      <text:p text:style-name="P1"/>
      <text:p text:style-name="P1">Last modified on <text:modification-date style:data-style-name="N37">23.07.07</text:modification-date></text:p>
      <text:p text:style-name="P1"/>
      <text:p text:style-name="P1"/>
      <text:p text:style-name="P4">This documents describes the ActiveRecord Pattern </text:p>
      <text:p text:style-name="P4">implemented in PHProjekt 6.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7">1.Idea<text:tab/>1</text:p>
          <text:p text:style-name="P107">2.Implementation in PHProjekt 6<text:tab/>1</text:p>
          <text:p text:style-name="P104">1.Naming convention<text:tab/>2</text:p>
          <text:p text:style-name="P104">2.Creating a new object, without any relations<text:tab/>2</text:p>
          <text:p text:style-name="P104">3.Receiving data<text:tab/>2</text:p>
          <text:p text:style-name="P104">4.Update data<text:tab/>2</text:p>
          <text:p text:style-name="P104">5.Deleting data<text:tab/>3</text:p>
          <text:p text:style-name="P104">6.Defining relationships<text:tab/>3</text:p>
          <text:p text:style-name="P108">1.hasMany relationship<text:tab/>3</text:p>
          <text:p text:style-name="P108">2.hasManyAndBelongsToMany relationship<text:tab/>4</text:p>
          <text:p text:style-name="P108">3.Adding data to a relationship<text:tab/>4</text:p>
        </text:index-body>
      </text:table-of-content>
      <text:p text:style-name="P4"/>
      <text:p text:style-name="P4"/>
      <text:list text:style-name="L1">
        <text:list-item>
          <text:h text:style-name="P105" text:outline-level="1">Idea</text:h>
          <text:p text:style-name="P7">The idea behind ActiveRecord is making a easy mapping between database tables and objects in OOP-designed application possible.</text:p>
          <text:p text:style-name="P7">Therefore a class represents a row from a certain database table. Furthermore it has informations about relations between tables, so the active record is able to read the correct data from the database.</text:p>
        </text:list-item>
        <text:list-item>
          <text:h text:style-name="P105" text:outline-level="1">Implementation in PHProjekt 6</text:h>
          <text:p text:style-name="P9">PHProjekt 6 provide the ActiveRecord pattern through the class <text:span text:style-name="T1">Phprojekt_ActiveRecord_Abstract </text:span><text:span text:style-name="T3">which resides in the /application/Phprojekt/ActiveRecord/Abstract.php file. To use the functionallity you have to extend the class. The ActiveRecord base class automaticly maps the last part of the extended class to the database using a simple name convention:</text:span></text:p>
          <text:list>
            <text:list-item>
              <text:h text:style-name="P109" text:outline-level="2">Naming convention</text:h>
              <text:p text:style-name="P9">ActiveRecord takes the last part of the class name after the underscore like</text:p>
              <text:p text:style-name="P9"><text:span text:style-name="T1">Phprojekt_Test</text:span><text:span text:style-name="T3"> is mapped to the database table name </text:span><text:span text:style-name="T1">test.</text:span><text:span text:style-name="T3"> Upercase characters are translates to a underscore. The table name is always lowercase. So </text:span><text:span text:style-name="T1">Phprojekt_TestInstance</text:span><text:span text:style-name="T3"> is mapped to the database table </text:span><text:span text:style-name="T1">test_</text:span><text:span text:style-name="T3">instance as well as </text:span><text:span text:style-name="T1">Projects_Model_TestInstance </text:span><text:span text:style-name="T3">would do. </text:span></text:p>
              <text:p text:style-name="P9"><text:span text:style-name="T3">Foreign keys, like a project that has many todos must be the name of the table in lowercase concated with </text:span><text:span text:style-name="T1">„_id“.</text:span><text:span text:style-name="T3"> E.g. if Phproject_Project has many Phprojekt_Todo in the todo table the must be a column called </text:span><text:span text:style-name="T1">project_id</text:span><text:span text:style-name="T3">. </text:span></text:p>
            </text:list-item>
            <text:list-item>
              <text:h text:style-name="P109" text:outline-level="2">Creating a new object, without any relations</text:h>
              <text:p text:style-name="P9">First of all you have to define a class:</text:p>
              <text:p text:style-name="P37">test table</text:p>
              <text:p text:style-name="P40"><text:s/>|id | name |</text:p>
              <text:p text:style-name="P40"><text:s/>-----------</text:p>
            </text:list-item>
          </text:list>
        </text:list-item>
      </text:list>
      <text:p text:style-name="P36"/>
      <text:list text:style-name="L1" text:continue-numbering="true">
        <text:list-item>
          <text:list text:continue-numbering="true">
            <text:list-header>
              <text:p text:style-name="P53"><text:span text:style-name="T4">class</text:span><text:span text:style-name="T3"> Phprojekt_Test </text:span><text:span text:style-name="T4">extends</text:span><text:span text:style-name="T3"> Phprojekt_ActiveRecord_Abstract </text:span></text:p>
              <text:p text:style-name="P42">{}</text:p>
              <text:p text:style-name="P42"/>
              <text:p text:style-name="P42">$test = new Phprojekt_Test(array('db'=&gt;$zend_adapter));</text:p>
              <text:p text:style-name="P42">$test-&gt;name = 'Hello World';</text:p>
              <text:p text:style-name="P42">$test-&gt;save(); // CREATE A NEW ROW IN THE test TABLE</text:p>
            </text:list-header>
          </text:list>
        </text:list-item>
      </text:list>
      <text:p text:style-name="P6"/>
      <text:list text:style-name="L1" text:continue-numbering="true">
        <text:list-item>
          <text:list text:continue-numbering="true">
            <text:list-header>
              <text:p text:style-name="P37">test table</text:p>
              <text:p text:style-name="P42"><text:s/>|id | name <text:s text:c="7"/>|</text:p>
              <text:p text:style-name="P42"><text:s/>------------------</text:p>
              <text:p text:style-name="P42"><text:s/>| 1 | Hello World |</text:p>
            </text:list-header>
            <text:list-item>
              <text:h text:style-name="P109" text:outline-level="2">Receiving data</text:h>
              <text:p text:style-name="P14"><text:span text:style-name="T3">To receive data instatiate the ActiveRecord class and call either </text:span><text:span text:style-name="T1">fetchAll() </text:span><text:span text:style-name="T3">or </text:span><text:span text:style-name="T1">find(). </text:span><text:span text:style-name="T3">You will get a list of objects of the ActiveRecord (e.g. Phprojekt_Test) back.</text:span></text:p>
              <text:p text:style-name="P15"/>
              <text:p text:style-name="P53">$test = new Phprojekt_Test(array('db'=&gt;$zend_adapter));</text:p>
              <text:p text:style-name="P53">$test-&gt;find(1);</text:p>
              <text:p text:style-name="P53">print $test-&gt;name; // WILL OUTPUT „Hello World“</text:p>
            </text:list-item>
          </text:list>
        </text:list-item>
      </text:list>
      <text:p text:style-name="P5"/>
      <text:list text:style-name="L1" text:continue-numbering="true">
        <text:list-item>
          <text:list text:continue-numbering="true">
            <text:list-header>
              <text:p text:style-name="P53">foreach ($test-&gt;fetchAll() as $row) {</text:p>
              <text:list>
                <text:list-header>
                  <text:p text:style-name="P53">print $row-&gt;name; // FETCH EACH ROW AND PRINT IT</text:p>
                </text:list-header>
              </text:list>
              <text:p text:style-name="P53">}</text:p>
            </text:list-header>
            <text:list-item>
              <text:h text:style-name="P109" text:outline-level="2">Update data</text:h>
              <text:p text:style-name="P14">To update data, just use the find method to find a particular row, overwrite the attributes and save it.</text:p>
              <text:p text:style-name="P53">$test= new Phprojekt_Test(array('db'=&gt;$zend_adapter));</text:p>
              <text:p text:style-name="P53">$test-&gt;find(1); // FIND THE HELLO WORLD ROW</text:p>
              <text:p text:style-name="P53">$test-&gt;name = 'Foo';</text:p>
              <text:p text:style-name="P53">$test-&gt;save();</text:p>
            </text:list-item>
          </text:list>
        </text:list-item>
      </text:list>
      <text:p text:style-name="Code"/>
      <text:list text:style-name="L1" text:continue-numbering="true">
        <text:list-item>
          <text:list text:continue-numbering="true">
            <text:list-header>
              <text:p text:style-name="P37">test table</text:p>
              <text:p text:style-name="P42"><text:s/>|id | name <text:s text:c="7"/>|</text:p>
              <text:p text:style-name="P42"><text:s/>------------------</text:p>
              <text:p text:style-name="P42"><text:s/>| 1 | Foo <text:s text:c="8"/>|</text:p>
              <text:list>
                <text:list-header>
                  <text:p text:style-name="P14"><text:span text:style-name="T5"/></text:p>
                </text:list-header>
              </text:list>
            </text:list-header>
            <text:list-item>
              <text:h text:style-name="P114" text:outline-level="2"><text:span text:style-name="T3">Deleting data</text:span></text:h>
              <text:p text:style-name="P14"><text:span text:style-name="T5">To delete a data, find it and delete it. </text:span></text:p>
              <text:p text:style-name="P24">Please notice that all related items will be delted too.</text:p>
              <text:p text:style-name="P25">As always, you have to do a initial find first.</text:p>
              <text:list>
                <text:list-header>
                  <text:p text:style-name="P99">$project = new Phprojekt_Project(array('db'=&gt;$zend_db_adapter));</text:p>
                  <text:p text:style-name="P99">$project-&gt;find(40);</text:p>
                </text:list-header>
              </text:list>
            </text:list-item>
          </text:list>
        </text:list-item>
      </text:list>
      <text:p text:style-name="P5"/>
      <text:p text:style-name="P5"><text:tab/><text:tab/>// DELETE THE PROJECT AND ALL RELATED ITEMS </text:p>
      <text:p text:style-name="P5"><text:tab/><text:tab/>// (ALL TODOS RELATED TO THIS PROJECT)</text:p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p text:style-name="P97">$project-&gt;delete();</text:p>
                  <text:p text:style-name="P97"/>
                </text:list-header>
              </text:list>
            </text:list-item>
            <text:list-item>
              <text:h text:style-name="P109" text:outline-level="2">Defining relationships</text:h>
              <text:list>
                <text:list-item>
                  <text:h text:style-name="P101" text:outline-level="3">hasMany relationship</text:h>
                </text:list-item>
              </text:list>
              <text:p text:style-name="P14">One of the most powerful features of ActiveRecord is the ability to easily define relationships between objects that are mapped to the database.</text:p>
              <text:p text:style-name="P14">To define relationships you should use the <text:span text:style-name="T1">hasMany</text:span><text:span text:style-name="T3"> and </text:span><text:span text:style-name="T1">hasManyAndBelongsToMany </text:span><text:span text:style-name="T3">attributes. To define a 1..n relationship between two objects, just add the objectname to the </text:span><text:span text:style-name="T1">hasMany</text:span><text:span text:style-name="T3">.</text:span></text:p>
              <text:p text:style-name="P14"><text:span text:style-name="T3">E.g:</text:span></text:p>
              <text:p text:style-name="P53"><text:span text:style-name="T4">class</text:span><text:span text:style-name="T3"> Phprojekt_Project </text:span><text:span text:style-name="T4">extends</text:span><text:span text:style-name="T3"> Phprojekt_ActiveRecord_Abstract </text:span></text:p>
              <text:p text:style-name="P53"><text:span text:style-name="T3">{</text:span></text:p>
              <text:list>
                <text:list-header>
                  <text:p text:style-name="P53"><text:span text:style-name="T3">public $hasMany = array('todos' =&gt; array('classname' =&gt; Phprojekt_Todo'));</text:span></text:p>
                </text:list-header>
              </text:list>
              <text:p text:style-name="P53"><text:span text:style-name="T3">}</text:span></text:p>
            </text:list-item>
          </text:list>
        </text:list-item>
      </text:list>
      <text:p text:style-name="Code"><text:span text:style-name="T3"/></text:p>
      <text:list text:style-name="L1" text:continue-numbering="true">
        <text:list-item>
          <text:list text:continue-numbering="true">
            <text:list-header>
              <text:p text:style-name="P53"><text:span text:style-name="T4">class</text:span><text:span text:style-name="T3"> Phprojekt_Todo </text:span><text:span text:style-name="T4">extends</text:span><text:span text:style-name="T3"> Phprojekt_ActiveRecord_Abstract </text:span></text:p>
              <text:p text:style-name="P53"><text:span text:style-name="T3">{}</text:span></text:p>
              <text:p text:style-name="P53"><text:span text:style-name="T3"/></text:p>
              <text:p text:style-name="P14"><text:span text:style-name="T3">Lets have a look at the </text:span><text:span text:style-name="T6">array('todos' =&gt; array('classname' =&gt; 'Phprojekt_Todo')); </text:span><text:span text:style-name="T3">line. The key </text:span><text:span text:style-name="T2">todo</text:span><text:span text:style-name="T5"> defines the name of the attributes which is used to access the relationship. The </text:span><text:span text:style-name="T2">classname </text:span><text:span text:style-name="T5">of the inner array defines the name of the class that represents the related table. So in this case one project can have several modules. Therefore the </text:span><text:span text:style-name="T2">todo</text:span><text:span text:style-name="T5"> table needs at least one foreign key called </text:span><text:span text:style-name="T2">project_id</text:span><text:span text:style-name="T5">.</text:span></text:p>
            </text:list-header>
          </text:list>
        </text:list-item>
      </text:list>
      <text:p text:style-name="Code"><text:span text:style-name="T5"><text:tab/><text:tab/>table project <text:s text:c="17"/>table todo</text:span></text:p>
      <text:p text:style-name="Code"><text:span text:style-name="T5"><text:s text:c="10"/>|id <text:s text:c="2"/>| title | <text:s text:c="15"/>|id | project_id | title <text:s text:c="5"/>|</text:span></text:p>
      <text:p text:style-name="Code"><text:span text:style-name="T5"><text:s text:c="10"/>--------------- <text:s text:c="15"/>-------------------------------</text:span></text:p>
      <text:p text:style-name="Code"><text:span text:style-name="T5"><text:s text:c="10"/>| 40 <text:s/>| Test <text:s/>| <text:s text:c="7"/>-&gt; <text:s text:c="5"/>| 1 | 40 <text:s text:c="8"/>| my 1. todo |</text:span></text:p>
      <text:list text:style-name="L1" text:continue-numbering="true">
        <text:list-item>
          <text:list text:continue-numbering="true">
            <text:list-header>
              <text:p text:style-name="P53"><text:span text:style-name="T5"><text:s text:c="34"/>| 2 | 40 <text:s text:c="8"/>| my 2. todo |</text:span></text:p>
              <text:p text:style-name="P14"><text:span text:style-name="T5"/></text:p>
              <text:p text:style-name="P14"><text:span text:style-name="T5"/></text:p>
              <text:p text:style-name="P14"><text:span text:style-name="T5">To receive the related objects you just have to call the </text:span><text:span text:style-name="T2">fetchAll</text:span><text:span text:style-name="T5"> method on the relationship attribute. E.g.</text:span></text:p>
              <text:p text:style-name="P53"><text:span text:style-name="T5">$project = new Phprojekt_Project(array('db'=&gt;$zend_db_adapter));</text:span></text:p>
              <text:p text:style-name="P53"><text:span text:style-name="T5">$todos <text:s text:c="2"/>= $project-&gt;todos-&gt;fetchAll();</text:span></text:p>
              <text:p text:style-name="P14"><text:span text:style-name="T5">You can also use the todos attribute to find a specific todo.</text:span></text:p>
              <text:p text:style-name="P53"><text:span text:style-name="T5">$project = new Phprojekt_Project(array('db'=&gt;$zend_db_adapter));</text:span></text:p>
              <text:p text:style-name="P53"><text:span text:style-name="T5">$firstTodo = $project-&gt;find(1);</text:span></text:p>
              <text:p text:style-name="P14"><text:span text:style-name="T5"/></text:p>
              <text:list>
                <text:list-item>
                  <text:h text:style-name="P101" text:outline-level="3"><text:span text:style-name="T7">hasManyAndBelongsToMany relationship</text:span></text:h>
                  <text:p text:style-name="P14"><text:span text:style-name="T5">The other way to define relationship is the n...m relationship that is mapped using the has many and belongs to many relationship. To define a hasManyAndBelongsToMany relationship we add a similar relationship to the hasManyAndBelongsToMany attribute as we do for the hasMany relationship.</text:span></text:p>
                  <text:p text:style-name="P53"><text:span text:style-name="T4">class</text:span><text:span text:style-name="T5"> Phprojekt_User </text:span><text:span text:style-name="T4">extend</text:span><text:span text:style-name="T5"> Phprojekt_ActiveRecord_Abstract </text:span></text:p>
                  <text:p text:style-name="P53"><text:span text:style-name="T5">{</text:span></text:p>
                  <text:list>
                    <text:list-header>
                      <text:p text:style-name="P53"><text:span text:style-name="T5">public $hasManyAndBelongsToMany = <text:s text:c="2"/></text:span></text:p>
                      <text:p text:style-name="P53"><text:span text:style-name="T5"><text:s text:c="5"/>array('roles'=&gt;array('classname'=&gt;'Phprojekt_Role'));</text:span></text:p>
                    </text:list-header>
                  </text:list>
                  <text:p text:style-name="P53"><text:span text:style-name="T5">}</text:span></text:p>
                  <text:p text:style-name="P53"><text:span text:style-name="T5"/></text:p>
                  <text:p text:style-name="P14"><text:span text:style-name="T5">The mapping of n...m (hasManyAndBelongsToMany) to the database is done using a relation table. The table is called {TABLE1}_{TABLE2}_rel. E.g. </text:span><text:span text:style-name="T2">role_user_rel. </text:span><text:span text:style-name="T5">While the table names of the related objects are sorted alphabetic, so the table cannot have the name user_role_rel. </text:span></text:p>
                  <text:p text:style-name="P14"><text:span text:style-name="T5">The table consists of at least two columns with the foreign key (see Naming chapter) names of the related tables.</text:span></text:p>
                  <text:p text:style-name="P53"><text:span text:style-name="T5">table role_user_rel</text:span></text:p>
                  <text:p text:style-name="P53"><text:span text:style-name="T5">| role_id | user_id |</text:span></text:p>
                  <text:p text:style-name="P53"><text:span text:style-name="T5">---------------------</text:span></text:p>
                  <text:p text:style-name="P53"><text:span text:style-name="T5">| 1 <text:s text:c="6"/>| 4 <text:s text:c="6"/>|</text:span></text:p>
                  <text:p text:style-name="P53"><text:span text:style-name="T5">| 2 <text:s text:c="6"/>| 4 <text:s text:c="6"/>|</text:span></text:p>
                  <text:p text:style-name="P53"><text:span text:style-name="T5">| 1 <text:s text:c="6"/>| 5 <text:s text:c="6"/>|</text:span></text:p>
                  <text:p text:style-name="P53"><text:span text:style-name="T5"/></text:p>
                  <text:p text:style-name="P14"><text:span text:style-name="T5">Receiving related data from the database is done in the same way as using hasMany.</text:span></text:p>
                </text:list-item>
                <text:list-item>
                  <text:h text:style-name="P101" text:outline-level="3"><text:span text:style-name="T5">Adding data to a relationship</text:span></text:h>
                </text:list-item>
              </text:list>
              <text:p text:style-name="P14"><text:span text:style-name="T5">To add a new todo to the project module, we have to create the new todo from the project module. Thats done by the </text:span><text:span text:style-name="T2">create()</text:span><text:span text:style-name="T5"> method of the relationship attribute.</text:span></text:p>
              <text:p text:style-name="P53"><text:span text:style-name="T5">$project = new Phprojekt_Project(array('db'=&gt;$zend_db_adapter));</text:span></text:p>
              <text:p text:style-name="P53"><text:span text:style-name="T5">$project-&gt;find(40); // WE HAVE TO FIND IT FIRST!!!!</text:span></text:p>
              <text:p text:style-name="P53"><text:span text:style-name="T5"/></text:p>
              <text:p text:style-name="P53"><text:span text:style-name="T5">// CREATE A NEW TODO RELATED TO PROJECT</text:span></text:p>
              <text:p text:style-name="P53"><text:span text:style-name="T5">$todo <text:s text:c="7"/>= $project-&gt;todos-&gt;create(); </text:span></text:p>
              <text:p text:style-name="P53"><text:span text:style-name="T5">$todo-&gt;title = 'Test Todo related to Test Project';</text:span></text:p>
              <text:p text:style-name="P53"><text:span text:style-name="T5">$todo-&gt;save();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Courier 10 Pitch" svg:font-family="'Courier 10 Pitch'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background-color="transparent">
        <style:background-image/>
      </style:paragraph-properties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Standard" style:class="text" style:master-page-name="">
      <style:paragraph-properties fo:margin-left="1cm" fo:margin-right="0cm" fo:text-align="start" style:justify-single-word="false" fo:keep-together="always" fo:text-indent="0cm" style:auto-text-indent="true" fo:background-color="transparent">
        <style:background-image/>
      </style:paragraph-properties>
      <style:text-properties style:font-name="Courier 10 Pitch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Courier" style:family="paragraph" style:parent-style-name="Standard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PHProjekt 6 Active Record Pattern</dc:title>
    <dc:subject>Active Record Pattern</dc:subject>
    <meta:initial-creator>David Parra</meta:initial-creator>
    <meta:creation-date>2007-07-20T14:26:12</meta:creation-date>
    <dc:creator>David Parra</dc:creator>
    <dc:date>2007-07-23T15:06:11</dc:date>
    <dc:language>de-DE</dc:language>
    <meta:editing-cycles>8</meta:editing-cycles>
    <meta:editing-duration>PT2H51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6" meta:word-count="961" meta:character-count="6360"/>
  </office:meta>
</office:document-meta>
</file>